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b2b6" officeooo:paragraph-rsid="000db2b6"/>
    </style:style>
    <style:style style:name="P2" style:family="paragraph" style:parent-style-name="Standard">
      <style:text-properties style:font-name="Liberation Serif"/>
    </style:style>
    <style:style style:name="P3" style:family="paragraph" style:parent-style-name="Standard">
      <style:text-properties style:font-name="Liberation Serif" officeooo:rsid="000db2b6" officeooo:paragraph-rsid="000db2b6"/>
    </style:style>
    <style:style style:name="P4" style:family="paragraph" style:parent-style-name="Standard">
      <style:text-properties style:font-name="Liberation Serif" officeooo:rsid="000df8da" officeooo:paragraph-rsid="000df8da"/>
    </style:style>
    <style:style style:name="P5" style:family="paragraph" style:parent-style-name="Standard">
      <style:text-properties fo:color="#800000" style:font-name="Liberation Serif"/>
    </style:style>
    <style:style style:name="P6" style:family="paragraph" style:parent-style-name="Standard">
      <style:text-properties fo:color="#000000" style:font-name="Liberation Serif"/>
    </style:style>
    <style:style style:name="P7" style:family="paragraph" style:parent-style-name="Standard">
      <style:text-properties fo:color="#000000" style:font-name="Liberation Serif" officeooo:rsid="000df8da" officeooo:paragraph-rsid="000df8da"/>
    </style:style>
    <style:style style:name="T1" style:family="text">
      <style:text-properties officeooo:rsid="000db2b6"/>
    </style:style>
    <style:style style:name="T2" style:family="text">
      <style:text-properties officeooo:rsid="000df8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edback</text:p>
      <text:p text:style-name="P1"/>
      <text:p text:style-name="P1"><text:span text:style-name="Teletype">Aber es gibt ein paar Punkt die mich irritieren:</text:span></text:p>
      <text:p text:style-name="P5">* Das Untermenü links hat in der Position Höhe / linker Rand kaum Bezug zum Hauptinhalt/Hauptnavigation. (zu breit, zu tief oder nicht tief genug?)</text:p>
      <text:p text:style-name="P2"/>
      <text:p text:style-name="P2"/>
      <text:p text:style-name="P2"/>
      <text:p text:style-name="P2"/>
      <text:p text:style-name="P5">* Die Texte in der rechten Spalte wirken aufgrund der blauen Farbe (die sonst nicht im Hauptinhalt verwendet wird) wie Anzeigen.</text:p>
      <text:p text:style-name="P3"/>
      <text:p text:style-name="P4">Grün für H2 Hauptinhalte und <text:span text:style-name="T1">Grün bleibt der Navigation bzw. den einleitenden Überschriften vorhanden.</text:span></text:p>
      <text:p text:style-name="P3"/>
      <text:p text:style-name="P3">Blau ist ab jetzt für Informationen <text:span text:style-name="T2">bezüglich KOntakt</text:span></text:p>
      <text:p text:style-name="P3"/>
      <text:p text:style-name="P2"/>
      <text:p text:style-name="P3"/>
      <text:p text:style-name="P2"/>
      <text:p text:style-name="P2"/>
      <text:p text:style-name="P5">* Warum wird das Grün (und auch das Blau) nicht häufige rim Hauptinhalt verwendet?</text:p>
      <text:p text:style-name="P7">Jetzt schon :)</text:p>
      <text:p text:style-name="P6"/>
      <text:p text:style-name="P5">* Warum wird im Kontaktformular aufeinmal nur Blau verwendet?</text:p>
      <text:p text:style-name="P5">* Warum wird für manche Fließtexte die serifenlose Schrift verwendet? Sie wirkt bei gleicher Größe wuchtiger als der restliche Fließtext.</text:p>
      <text:p text:style-name="P5">* In der Mobilen Version ändert sich der Eindruck der Site komplett: Viel mehr Grün, eine ganz andere Site. Warum ist dort die Schrift größer? Warum läuft sie dort so viel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4T15:32:57.210000000</meta:creation-date>
    <dc:date>2015-09-04T19:55:29.954000000</dc:date>
    <meta:editing-duration>PT4H11M32S</meta:editing-duration>
    <meta:editing-cycles>1</meta:editing-cycles>
    <meta:document-statistic meta:table-count="0" meta:image-count="0" meta:object-count="0" meta:page-count="1" meta:paragraph-count="11" meta:word-count="154" meta:character-count="952" meta:non-whitespace-character-count="808"/>
    <meta:generator>LibreOffice/5.0.0.5$Windows_X86_64 LibreOffice_project/1b1a90865e348b492231e1c451437d7a15bb262b</meta:generator>
  </office:meta>
</office:document-meta>
</file>